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5.61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Lights1-title">
      <style:graphic-properties draw:auto-grow-height="true" fo:min-height="2.75cm" loext:decorative="false"/>
      <style:paragraph-properties style:writing-mode="lr-tb"/>
    </style:style>
    <style:style style:name="pr5" style:family="presentation" style:parent-style-name="Lights1-outline1">
      <style:graphic-properties draw:fill="none" draw:opacity="100%" fo:min-height="12.737cm" loext:decorative="false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Lights2-title">
      <style:graphic-properties draw:auto-grow-height="true" fo:min-height="2.75cm" loext:decorative="false"/>
      <style:paragraph-properties style:writing-mode="lr-tb"/>
    </style:style>
    <style:style style:name="pr8" style:family="presentation" style:parent-style-name="Lights2-subtitle">
      <style:graphic-properties draw:fill-color="#ffffff" draw:textarea-vertical-align="middle" draw:auto-grow-height="true" fo:min-height="10cm" loext:decorative="false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4cm" loext:decorative="false"/>
      <style:paragraph-properties style:writing-mode="lr-tb"/>
    </style:style>
    <style:style style:name="pr10" style:family="presentation" style:parent-style-name="Lights2-subtitle">
      <style:graphic-properties draw:fill-color="#ffffff" draw:textarea-vertical-align="top" draw:auto-grow-height="true" fo:min-height="10cm" loext:decorative="false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="none" draw:opacity="100%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  <style:text-properties fo:font-size="24pt" style:font-size-asian="24pt" style:font-size-complex="24pt"/>
    </style:style>
    <style:style style:name="P9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0" style:family="paragraph">
      <style:paragraph-properties fo:text-align="end"/>
      <style:text-properties fo:font-size="24pt" style:font-size-asian="24pt" style:font-size-complex="24pt"/>
    </style:style>
    <style:style style:name="P11" style:family="paragraph">
      <style:paragraph-properties fo:margin-left="0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style:text-position="super 58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style:text-position="0% 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4cm" svg:y="3.969cm" presentation:class="title" presentation:user-transformed="true">
          <draw:text-box>
            <text:p>Intellectual Property and the Enduring Question of Control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 text:style-name="P1">Presented by Joseph Leskey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placeholder="true">
          <draw:text-box/>
        </draw:frame>
        <draw:frame presentation:style-name="pr5" draw:text-style-name="P4" draw:layer="layout" svg:width="25cm" svg:height="10cm" svg:x="1.5cm" svg:y="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Objective</text:p>
          </draw:text-box>
        </draw:frame>
        <draw:frame presentation:style-name="pr8" draw:text-style-name="P6" draw:layer="layout" svg:width="25cm" svg:height="10cm" svg:x="1.5cm" svg:y="4cm" presentation:class="subtitle" presentation:user-transformed="true">
          <draw:text-box>
            <text:p text:style-name="P5"><text:span text:style-name="T1">To demonstrate that the </text:span><text:span text:style-name="T2">intrinsic qualities</text:span><text:span text:style-name="T3"> of FLOSS software lead to a more </text:span><text:span text:style-name="T2">equitable</text:span><text:span text:style-name="T3"> and </text:span><text:span text:style-name="T2">ethical</text:span><text:span text:style-name="T3"> power dynamic than those of proprietary software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Why software?</text:p>
          </draw:text-box>
        </draw:frame>
        <draw:frame presentation:style-name="pr10" draw:text-style-name="P9" draw:layer="layout" svg:width="25cm" svg:height="10cm" svg:x="1.5cm" svg:y="4cm" presentation:class="subtitle" presentation:user-transformed="true">
          <draw:text-box>
            <text:p text:style-name="P8"><text:span text:style-name="T1">Software stands out as an example of intellectual property that is</text:span><text:span text:style-name="T3"> both </text:span><text:span text:style-name="T2">ubiquitous</text:span><text:span text:style-name="T3"> and </text:span><text:span text:style-name="T2">highly impactful</text:span><text:span text:style-name="T3">.</text:span></text:p>
            <text:p text:style-name="P8"><text:span text:style-name="T3"/></text:p>
            <text:p text:style-name="P8"><text:span text:style-name="T3">It is perhaps more “in your face”</text:span><text:span text:style-name="T3"> than something like hardware design or asset licensing.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Sad Realities of Software Development</text:p>
          </draw:text-box>
        </draw:frame>
        <draw:frame presentation:style-name="pr8" draw:text-style-name="P6" draw:layer="layout" svg:width="25cm" svg:height="10cm" svg:x="1.5cm" svg:y="4cm" presentation:class="subtitle" presentation:user-transformed="true">
          <draw:text-box>
            <text:p text:style-name="P5"><text:span text:style-name="T3">“</text:span><text:span text:style-name="T3">When it comes to realizing the program of your dreams, there are perhaps no factors more prohibitive than time and money.”</text:span></text:p>
            <text:p text:style-name="P5"><text:span text:style-name="T3"/></text:p>
            <text:p text:style-name="P10"><text:span text:style-name="T3">Anonymous, 2024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Sad Realities of Software Development</text:p>
          </draw:text-box>
        </draw:frame>
        <draw:frame presentation:style-name="pr10" draw:text-style-name="P9" draw:layer="layout" svg:width="25cm" svg:height="10cm" svg:x="1.5cm" svg:y="4cm" presentation:class="subtitle" presentation:user-transformed="true">
          <draw:text-box>
            <text:p text:style-name="P8"><text:span text:style-name="T3">A reasonably sized program typically requires a significant investment of </text:span><text:span text:style-name="T2">effort</text:span><text:span text:style-name="T3"> and </text:span><text:span text:style-name="T2">resources</text:span><text:span text:style-name="T3">.</text:span></text:p>
            <text:p text:style-name="P8"><text:span text:style-name="T3"/></text:p>
            <text:p text:style-name="P8"><text:span text:style-name="T3">In addition, most programmers have to eat.</text:span></text:p>
            <text:p text:style-name="P8"><text:span text:style-name="T3"/></text:p>
            <text:p text:style-name="P8"><text:span text:style-name="T3">(And so do company executives.)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Behold, a solution!</text:p>
          </draw:text-box>
        </draw:frame>
        <draw:frame presentation:style-name="pr10" draw:text-style-name="P9" draw:layer="layout" svg:width="25cm" svg:height="10cm" svg:x="1.5cm" svg:y="4cm" presentation:class="subtitle" presentation:user-transformed="true">
          <draw:text-box>
            <text:p text:style-name="P8"><text:span text:style-name="T3">Proprietary software supports a uniquely straightforward business model.</text:span></text:p>
            <text:p text:style-name="P8"><text:span text:style-name="T3"/></text:p>
            <text:p text:style-name="P8"><text:span text:style-name="T3">The customer lightens their pocketbook.</text:span></text:p>
            <text:p text:style-name="P8"><text:span text:style-name="T3"/></text:p>
            <text:p text:style-name="P8"><text:span text:style-name="T3">The company provides </text:span><text:span text:style-name="T2">software</text:span><text:span text:style-name="T3"> and </text:span><text:span text:style-name="T2">support</text:span><text:span text:style-name="T3">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…or not</text:p>
          </draw:text-box>
        </draw:frame>
        <draw:frame presentation:style-name="pr8" draw:text-style-name="P6" draw:layer="layout" svg:width="25cm" svg:height="10cm" svg:x="1.5cm" svg:y="4cm" presentation:class="subtitle" presentation:user-transformed="true">
          <draw:text-box>
            <text:p text:style-name="P5"><text:span text:style-name="T3">This is great for the company in the short term, but what about the user and society at large?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How We All Got Owned</text:p>
          </draw:text-box>
        </draw:frame>
        <draw:frame presentation:style-name="pr10" draw:text-style-name="P9" draw:layer="layout" svg:width="25cm" svg:height="10cm" svg:x="1.5cm" svg:y="4cm" presentation:class="subtitle" presentation:user-transformed="true">
          <draw:text-box>
            <text:p text:style-name="P8"><text:span text:style-name="T3">In order to maintain profitability, proprietary software is </text:span><text:span text:style-name="T2">locked down</text:span><text:span text:style-name="T3"> under the control of the company that makes it.</text:span></text:p>
            <text:p text:style-name="P8"><text:span text:style-name="T3"/></text:p>
            <text:p text:style-name="P8"><text:span text:style-name="T3">The user gets a </text:span><text:span text:style-name="T2">license</text:span><text:span text:style-name="T3"> to use it according to given parameters.</text:span></text:p>
            <text:p text:style-name="P8"><text:span text:style-name="T3"/></text:p>
            <text:p text:style-name="P8"><text:span text:style-name="T3">They typically do not have the right to adapt, modify, or redistribute the software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How We All Got Owned</text:p>
          </draw:text-box>
        </draw:frame>
        <draw:frame presentation:style-name="pr8" draw:text-style-name="P6" draw:layer="layout" svg:width="25cm" svg:height="10cm" svg:x="1.5cm" svg:y="4cm" presentation:class="subtitle" presentation:user-transformed="true">
          <draw:text-box>
            <text:p text:style-name="P5"><text:span text:style-name="T3">“</text:span><text:span text:style-name="T3">Even if it’s broke, don’t fix it.”</text:span></text:p>
            <text:p text:style-name="P5"><text:span text:style-name="T3"/></text:p>
            <text:p text:style-name="P10"><text:span text:style-name="T3">Your average EULA, 2024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But it ain’t broke?</text:p>
          </draw:text-box>
        </draw:frame>
        <draw:frame presentation:style-name="pr10" draw:text-style-name="P9" draw:layer="layout" svg:width="25cm" svg:height="10cm" svg:x="1.5cm" svg:y="4cm" presentation:class="subtitle" presentation:user-transformed="true">
          <draw:text-box>
            <text:p text:style-name="P8"><text:span text:style-name="T3">Well, actually…</text:span></text:p>
            <text:p text:style-name="P8"><text:span text:style-name="T3"/></text:p>
            <text:list text:style-name="L2">
              <text:list-item>
                <text:list>
                  <text:list-item>
                    <text:p text:style-name="P8"><text:span text:style-name="T3">Price adjustments</text:span></text:p>
                  </text:list-item>
                  <text:list-item>
                    <text:p text:style-name="P8"><text:span text:style-name="T3">Business model transitions (Everybody loves SaaS!)</text:span></text:p>
                  </text:list-item>
                  <text:list-item>
                    <text:p text:style-name="P8"><text:span text:style-name="T3">Inconvenient licensing</text:span></text:p>
                  </text:list-item>
                  <text:list-item>
                    <text:p text:style-name="P8"><text:span text:style-name="T3">Comfortably hidden dataset biases</text:span></text:p>
                  </text:list-item>
                  <text:list-item>
                    <text:p text:style-name="P8"><text:span text:style-name="T3">Comfortably hidden security flaws (Except you can find them.)</text:span></text:p>
                  </text:list-item>
                  <text:list-item>
                    <text:p text:style-name="P8"><text:span text:style-name="T3">Comfortably hidden backdoors (Who needs privacy?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3">Also known as glorified security flaw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Little to no user control (especially in an effective monopoly)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Hold on, I’m not done.</text:p>
          </draw:text-box>
        </draw:frame>
        <draw:frame presentation:style-name="pr10" draw:text-style-name="P9" draw:layer="layout" svg:width="25cm" svg:height="10cm" svg:x="1.5cm" svg:y="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1"><text:span text:style-name="T3">Mandatory updat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3">Bricked systems</text:span></text:p>
                      </text:list-item>
                      <text:list-item>
                        <text:p text:style-name="P11"><text:span text:style-name="T3">Irreversible feature deprecati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">Planned obsolescence</text:span></text:p>
                  </text:list-item>
                  <text:list-item>
                    <text:p text:style-name="P11"><text:span text:style-name="T4">Telemetry to the n</text:span><text:span text:style-name="T5">th</text:span><text:span text:style-name="T6"> degree</text:span></text:p>
                  </text:list-item>
                  <text:list-item>
                    <text:p text:style-name="P11"><text:span text:style-name="T6">Vendor lock-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6">Sad if the vendor stops producing it.</text:span></text:p>
                      </text:list-item>
                      <text:list-item>
                        <text:p text:style-name="P11"><text:span text:style-name="T6">Incompatible formats</text:span></text:p>
                      </text:list-item>
                      <text:list-item>
                        <text:p text:style-name="P11"><text:span text:style-name="T6">Poor documentation</text:span></text:p>
                      </text:list-item>
                      <text:list-item>
                        <text:p text:style-name="P11"><text:span text:style-name="T6">Limited interoperabilit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What It Does to Society</text:p>
          </draw:text-box>
        </draw:frame>
        <draw:frame presentation:style-name="pr10" draw:text-style-name="P9" draw:layer="layout" svg:width="25cm" svg:height="10cm" svg:x="1.5cm" svg:y="4cm" presentation:class="subtitle" presentation:user-transformed="true">
          <draw:text-box>
            <text:p text:style-name="P8"><text:span text:style-name="T3">Proprietary software fosters a culture more in tune with an </text:span><text:span text:style-name="T2">ethic of greed</text:span><text:span text:style-name="T3"> and hoarding than an </text:span><text:span text:style-name="T2">ethic of kindness</text:span><text:span text:style-name="T3"> and sharing.</text:span></text:p>
            <text:p text:style-name="P8"><text:span text:style-name="T3"/></text:p>
            <text:p text:style-name="P8"><text:span text:style-name="T3">Users are forbidden to share their programs.</text:span></text:p>
            <text:p text:style-name="P8"><text:span text:style-name="T3"/></text:p>
            <text:p text:style-name="P8"><text:span text:style-name="T3">Students are not empowered to study programs and are taught to think about software </text:span><text:span text:style-name="T2">competitively</text:span><text:span text:style-name="T3"> rather than </text:span><text:span text:style-name="T2">collaboratively</text:span><text:span text:style-name="T3">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It just… doesn’t make sense?</text:p>
          </draw:text-box>
        </draw:frame>
        <draw:frame presentation:style-name="pr10" draw:text-style-name="P9" draw:layer="layout" svg:width="25cm" svg:height="10cm" svg:x="1.5cm" svg:y="4cm" presentation:class="subtitle" presentation:user-transformed="true">
          <draw:text-box>
            <text:p text:style-name="P8"><text:span text:style-name="T1">Companies that develop proprietary software </text:span><text:span text:style-name="T2">aren’t</text:span><text:span text:style-name="T1"> putting additional restrictions on the software.</text:span></text:p>
            <text:p text:style-name="P8"><text:span text:style-name="T1"/></text:p>
            <text:p text:style-name="P8"><text:span text:style-name="T1">They’re putting them </text:span><text:span text:style-name="T2">on the user</text:span><text:span text:style-name="T1">.</text:span></text:p>
            <text:p text:style-name="P8"><text:span text:style-name="T1"/></text:p>
            <text:p text:style-name="P8"><text:span text:style-name="T1">And they are restrictions on what they can do with their </text:span><text:span text:style-name="T2">own devices</text:span><text:span text:style-name="T3"> and code that has </text:span><text:span text:style-name="T2">no intrinsic cost</text:span><text:span text:style-name="T3">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Not Very Ethical</text:p>
          </draw:text-box>
        </draw:frame>
        <draw:frame presentation:style-name="pr10" draw:text-style-name="P9" draw:layer="layout" svg:width="25cm" svg:height="10cm" svg:x="1.5cm" svg:y="4cm" presentation:class="subtitle" presentation:user-transformed="true">
          <draw:text-box>
            <text:p text:style-name="P8"><text:span text:style-name="T1">Proprietary software leads to an </text:span><text:span text:style-name="T2">unethical power dynamic</text:span><text:span text:style-name="T1"> between </text:span><text:span text:style-name="T2">at least</text:span><text:span text:style-name="T3"> the corporation</text:span><text:span text:style-name="T1"> and the user.</text:span></text:p>
            <text:p text:style-name="P8"><text:span text:style-name="T1"/></text:p>
            <text:p text:style-name="P8"><text:span text:style-name="T1">Virtue Ethics: Fosters greed and hoarding rather than collaboration and sharing.</text:span></text:p>
            <text:p text:style-name="P8"><text:span text:style-name="T1"/></text:p>
            <text:p text:style-name="P8"><text:span text:style-name="T1">Act Utilitarianism: Makes very few people happier. Can be a burden on users, developers, and even businesspeople.</text:span></text:p>
            <text:p text:style-name="P8"><text:span text:style-name="T1"/></text:p>
            <text:p text:style-name="P8"><text:span text:style-name="T1">Kantianism: Uses both users and software developers as means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Free (Libre) and Open Source Software</text:p>
          </draw:text-box>
        </draw:frame>
        <draw:frame presentation:style-name="pr10" draw:text-style-name="P9" draw:layer="layout" svg:width="25cm" svg:height="10cm" svg:x="1.5cm" svg:y="4cm" presentation:class="subtitle" presentation:user-transformed="true">
          <draw:text-box>
            <text:p text:style-name="P8"><text:span text:style-name="T1">Free software is like proprietary software, </text:span><text:span text:style-name="T2">minus the restrictions</text:span><text:span text:style-name="T3"> and often plus a </text:span><text:span text:style-name="T2">community of developers and users</text:span><text:span text:style-name="T3">.</text:span></text:p>
            <text:p text:style-name="P8"><text:span text:style-name="T3"/></text:p>
            <text:p text:style-name="P8"><text:span text:style-name="T3">It is as ethical as software and collaboration are.</text:span></text:p>
            <text:p text:style-name="P8"><text:span text:style-name="T3"/></text:p>
            <text:p text:style-name="P8"><text:span text:style-name="T3">It leads to </text:span><text:span text:style-name="T2">positive good</text:span><text:span text:style-name="T3"> and a </text:span><text:span text:style-name="T2">culture of sharing</text:span><text:span text:style-name="T3">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But what about money?</text:p>
          </draw:text-box>
        </draw:frame>
        <draw:frame presentation:style-name="pr10" draw:text-style-name="P9" draw:layer="layout" svg:width="25cm" svg:height="10cm" svg:x="1.5cm" svg:y="4cm" presentation:class="subtitle" presentation:user-transformed="true">
          <draw:text-box>
            <text:p text:style-name="P8"><text:span text:style-name="T2">Libre</text:span><text:span text:style-name="T1">, not </text:span><text:span text:style-name="T2">gratis</text:span><text:span text:style-name="T1">.</text:span></text:p>
            <text:p text:style-name="P8"><text:span text:style-name="T1"/></text:p>
            <text:p text:style-name="P8"><text:span text:style-name="T1">There are several proven ways that free software has gained funding.</text:span></text:p>
            <text:p text:style-name="P8"><text:span text:style-name="T1"/></text:p>
            <text:p text:style-name="P8"><text:span text:style-name="T1">They are (fortunately for me) out of the immediate scope of this presentation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But what about money?</text:p>
          </draw:text-box>
        </draw:frame>
        <draw:frame presentation:style-name="pr8" draw:text-style-name="P6" draw:layer="layout" svg:width="25cm" svg:height="10cm" svg:x="1.5cm" svg:y="4cm" presentation:class="subtitle" presentation:user-transformed="true">
          <draw:text-box>
            <text:p text:style-name="P5"><text:span text:style-name="T1">“</text:span><text:span text:style-name="T1">An economic system being tailored against an ethical choice is no reason to make the unethical choice.”</text:span></text:p>
            <text:p text:style-name="P5"><text:span text:style-name="T1"/></text:p>
            <text:p text:style-name="P10"><text:span text:style-name="T1">Anonymous, 2024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Discussion</text:p>
          </draw:text-box>
        </draw:frame>
        <draw:frame presentation:style-name="pr10" draw:text-style-name="P9" draw:layer="layout" svg:width="25cm" svg:height="10cm" svg:x="1.5cm" svg:y="4cm" presentation:class="subtitle" presentation:user-transformed="true">
          <draw:text-box>
            <text:p text:style-name="P8"><text:span text:style-name="T1">Questions, comments, or concerns?</text:span></text:p>
            <text:p text:style-name="P8"><text:span text:style-name="T1"/></text:p>
            <text:p text:style-name="P8"><text:span text:style-name="T1">There is definitely much in the way of logistics that is complicated with free software.</text:span></text:p>
            <text:p text:style-name="P8"><text:span text:style-name="T1"/></text:p>
            <text:p text:style-name="P8"><text:span text:style-name="T1">What’s the best way to handle funding?</text:span></text:p>
            <text:p text:style-name="P8"><text:span text:style-name="T1"/></text:p>
            <text:p text:style-name="P8"><text:span text:style-name="T1">Should we use open source software even when it isn’t good?</text:span></text:p>
            <text:p text:style-name="P8"><text:span text:style-name="T1"/></text:p>
            <text:p text:style-name="P8"><text:span text:style-name="T1">Hard to say. Here’s the opportunity to talk about it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2:21:39.582935054</meta:creation-date>
    <meta:editing-duration>PT2H31M28S</meta:editing-duration>
    <meta:editing-cycles>59</meta:editing-cycles>
    <meta:generator>LibreOffice/24.8.3.2$MacOSX_AARCH64 LibreOffice_project/48a6bac9e7e268aeb4c3483fcf825c94556d9f92</meta:generator>
    <dc:title>Lights</dc:title>
    <meta:initial-creator>Joseph Leskey</meta:initial-creator>
    <dc:date>2024-12-02T15:04:29.194009632</dc:date>
    <dc:creator>Joseph Leskey</dc:creator>
    <meta:document-statistic meta:object-count="155"/>
  </office:meta>
</office:document-meta>
</file>